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46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3.3118in"/>
    </style:style>
    <style:style style:name="co6" style:family="table-column">
      <style:table-column-properties fo:break-before="auto" style:column-width="1.4654in"/>
    </style:style>
    <style:style style:name="co7" style:family="table-column">
      <style:table-column-properties fo:break-before="auto" style:column-width="1.5244in"/>
    </style:style>
    <style:style style:name="co8" style:family="table-column">
      <style:table-column-properties fo:break-before="auto" style:column-width="1.5602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322in"/>
    </style:style>
    <style:style style:name="co11" style:family="table-column">
      <style:table-column-properties fo:break-before="auto" style:column-width="1.3492in"/>
    </style:style>
    <style:style style:name="co12" style:family="table-column">
      <style:table-column-properties fo:break-before="auto" style:column-width="1.2201in"/>
    </style:style>
    <style:style style:name="co13" style:family="table-column">
      <style:table-column-properties fo:break-before="auto" style:column-width="1.2366in"/>
    </style:style>
    <style:style style:name="co14" style:family="table-column">
      <style:table-column-properties fo:break-before="auto" style:column-width="1.1874in"/>
    </style:style>
    <style:style style:name="co15" style:family="table-column">
      <style:table-column-properties fo:break-before="auto" style:column-width="1.402in"/>
    </style:style>
    <style:style style:name="co16" style:family="table-column">
      <style:table-column-properties fo:break-before="auto" style:column-width="1.1543in"/>
    </style:style>
    <style:style style:name="co17" style:family="table-column">
      <style:table-column-properties fo:break-before="auto" style:column-width="1.0965in"/>
    </style:style>
    <style:style style:name="co18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73in" fo:break-before="auto" style:use-optimal-row-height="false"/>
    </style:style>
    <style:style style:name="ro6" style:family="table-row">
      <style:table-row-properties style:row-height="0.2165in" fo:break-before="auto" style:use-optimal-row-height="false"/>
    </style:style>
    <style:style style:name="ro7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5000" number:language="es" number:country="CL">
      <number:number number:min-integer-digits="1"/>
    </number:number-style>
    <number:number-style style:name="N15004" number:language="es" number:country="CL">
      <number:number number:decimal-places="2" number:min-integer-digits="1" number:grouping="true"/>
    </number:number-style>
    <style:style style:name="ce1" style:family="table-cell" style:parent-style-name="Default" style:data-style-name="N150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fo:language="en" fo:country="US" fo:font-weight="bold" style:font-name-asian="WenQuanYi Micro Hei" style:font-size-asian="15pt" style:language-asian="en" style:country-asian="US" style:font-weight-asian="bold" style:font-name-complex="Lohit Hindi" style:font-size-complex="1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style:use-window-font-color="true" style:text-outline="false" style:text-line-through-styl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5000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 style:data-style-name="N150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500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54pt solid #000000"/>
      <style:paragraph-properties fo:text-align="center"/>
      <style:text-properties style:use-window-font-color="true" style:text-outline="false" style:text-line-through-styl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5000">
      <style:table-cell-properties fo:border="0.06pt solid #000000"/>
    </style:style>
    <style:style style:name="ce11" style:family="table-cell" style:parent-style-name="Default" style:data-style-name="N15000">
      <style:table-cell-properties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5000">
      <style:table-cell-properties style:text-align-source="fix" style:repeat-content="false" fo:border="non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5000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54pt solid #000000"/>
      <style:paragraph-properties fo:text-align="end" fo:margin-left="0in"/>
      <style:text-properties style:use-window-font-color="true" style:text-outline="false" style:text-line-through-styl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5000">
      <style:table-cell-properties style:text-align-source="fix" style:repeat-content="false" fo:border="0.06pt solid #000000"/>
      <style:paragraph-properties fo:text-align="end" fo:margin-left="0in"/>
    </style:style>
    <style:style style:name="ce20" style:family="table-cell" style:parent-style-name="Default" style:data-style-name="N15000">
      <style:table-cell-properties style:text-align-source="fix" style:repeat-content="false" fo:border="non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5004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5004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23" style:family="table-cell" style:parent-style-name="Default" style:data-style-name="N150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511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5114">
      <style:table-cell-properties style:text-align-source="fix" style:repeat-content="false" fo:border="0.06pt solid #000000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5000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 style:data-style-name="N15114">
      <style:table-cell-properties style:text-align-source="fix" style:repeat-content="false" fo:border="none"/>
      <style:paragraph-properties fo:text-align="end" fo:margin-left="0in"/>
    </style:style>
    <style:style style:name="ce29" style:family="table-cell" style:parent-style-name="Default" style:data-style-name="N15004">
      <style:table-cell-properties fo:border="none"/>
    </style:style>
    <style:style style:name="ce30" style:family="table-cell" style:parent-style-name="Default" style:data-style-name="N15000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500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 fo:border="0.54pt solid #000000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number-columns-repeated="19"/>
        </table:table-row>
        <table:table-row table:style-name="ro3">
          <table:table-cell/>
          <table:table-cell table:style-name="ce3" office:value-type="string" table:number-columns-spanned="16" table:number-rows-spanned="1">
            <text:p>BALANCE GENERAL</text:p>
          </table:table-cell>
          <table:covered-table-cell table:number-columns-repeated="15"/>
          <table:table-cell table:number-columns-repeated="2"/>
        </table:table-row>
        <table:table-row table:style-name="ro2">
          <table:table-cell table:number-columns-repeated="19"/>
        </table:table-row>
        <table:table-row table:style-name="ro4">
          <table:table-cell/>
          <table:table-cell table:style-name="ce4" office:value-type="string" table:number-columns-spanned="2" table:number-rows-spanned="1">
            <text:p>Código</text:p>
          </table:table-cell>
          <table:covered-table-cell table:style-name="ce9"/>
          <table:table-cell table:style-name="ce9" office:value-type="string">
            <text:p>Cuenta</text:p>
          </table:table-cell>
          <table:table-cell table:style-name="ce18" office:value-type="string">
            <text:p>Enero</text:p>
          </table:table-cell>
          <table:table-cell table:style-name="ce18" office:value-type="string">
            <text:p>Febrero</text:p>
          </table:table-cell>
          <table:table-cell table:style-name="ce18" office:value-type="string">
            <text:p>Marzo</text:p>
          </table:table-cell>
          <table:table-cell table:style-name="ce18" office:value-type="string">
            <text:p>Abril</text:p>
          </table:table-cell>
          <table:table-cell table:style-name="ce18" office:value-type="string">
            <text:p>Mayo</text:p>
          </table:table-cell>
          <table:table-cell table:style-name="ce32" office:value-type="string">
            <text:p>Junio</text:p>
          </table:table-cell>
          <table:table-cell table:style-name="ce32" office:value-type="string">
            <text:p>Julio</text:p>
          </table:table-cell>
          <table:table-cell table:style-name="ce32" office:value-type="string">
            <text:p>Agosto</text:p>
          </table:table-cell>
          <table:table-cell table:style-name="ce35" office:value-type="string">
            <text:p>Septiembre</text:p>
          </table:table-cell>
          <table:table-cell table:style-name="ce35" office:value-type="string">
            <text:p>Octubre</text:p>
          </table:table-cell>
          <table:table-cell table:style-name="ce35" office:value-type="string">
            <text:p>Noviembre</text:p>
          </table:table-cell>
          <table:table-cell table:style-name="ce35" office:value-type="string">
            <text:p>Diciembre</text:p>
          </table:table-cell>
          <table:table-cell table:style-name="ce35" office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16" table:number-rows-spanned="1">
            <text:p><text:a xlink:href="python://for%20each=%22a%20in%20lines(data['form'])%22" xlink:type="simple">for</text:a></text:p>
          </table:table-cell>
          <table:covered-table-cell table:number-columns-repeated="7" table:style-name="ce10"/>
          <table:covered-table-cell table:number-columns-repeated="8"/>
          <table:table-cell table:number-columns-repeated="2"/>
        </table:table-row>
        <table:table-row table:style-name="ro5">
          <table:table-cell/>
          <table:table-cell table:style-name="ce6" office:value-type="string" table:number-columns-spanned="2" table:number-rows-spanned="1">
            <text:p><text:a xlink:href="python://a['label']==True%20and%20a['code']%20or%20''" xlink:type="simple">codigo</text:a></text:p>
          </table:table-cell>
          <table:covered-table-cell table:style-name="ce11"/>
          <table:table-cell table:style-name="ce11" office:value-type="string">
            <text:p><text:a xlink:href="python://a['type']=='view'%20and%20%20a['name'].upper()%20or%20a['name'].title()" xlink:type="simple">cuenta</text:a></text:p>
          </table:table-cell>
          <table:table-cell table:style-name="ce19" office:value-type="string">
            <text:p><text:a xlink:href="python://(a['total']==True)%20and%20formatLang(a['bal1']%20and%20a['bal1']%20*%20a.get('change_sign')%20or%200.0,%20digits=2,%20grouping=True)%20%20or%20''" xlink:type="simple">1</text:a></text:p>
          </table:table-cell>
          <table:table-cell table:style-name="ce19" office:value-type="string">
            <text:p><text:a xlink:href="python://(a['total']==True)%20and%20formatLang(a['bal2']%20and%20a['bal2']%20*%20a.get('change_sign')%20or%200.0,%20digits=2,%20grouping=True)%20%20or%20''" xlink:type="simple">2</text:a></text:p>
          </table:table-cell>
          <table:table-cell table:style-name="ce25" office:value-type="string">
            <text:p><text:a xlink:href="python://(a['total']==True)%20and%20formatLang(a['bal3']%20and%20a['bal3']%20*%20a.get('change_sign')%20or%200.0,%20digits=2,%20grouping=True)%20%20or%20''" xlink:type="simple">3</text:a></text:p>
          </table:table-cell>
          <table:table-cell table:style-name="ce25" office:value-type="string">
            <text:p><text:a xlink:href="python://(a['total']==True)%20and%20formatLang(a['bal4']%20and%20a['bal4']%20*%20a.get('change_sign')%20or%200.0,%20digits=2,%20grouping=True)%20%20or%20''" xlink:type="simple">4</text:a></text:p>
          </table:table-cell>
          <table:table-cell table:style-name="ce25" office:value-type="string">
            <text:p><text:a xlink:href="python://(a['total']==True)%20and%20formatLang(a['bal5']%20and%20a['bal5']%20*%20a.get('change_sign')%20or%200.0,%20digits=2,%20grouping=True)%20%20or%20''" xlink:type="simple">5</text:a></text:p>
          </table:table-cell>
          <table:table-cell table:style-name="ce33" office:value-type="string">
            <text:p><text:a xlink:href="python://(a['total']==True)%20and%20formatLang(a['bal6']%20and%20a['bal6']%20*%20a.get('change_sign')%20or%200.0,%20digits=2,%20grouping=True)%20%20or%20''" xlink:type="simple">6</text:a></text:p>
          </table:table-cell>
          <table:table-cell table:style-name="ce33" office:value-type="string">
            <text:p><text:a xlink:href="python://(a['total']==True)%20and%20formatLang(a['bal7']%20and%20a['bal7']%20*%20a.get('change_sign')%20or%200.0,%20digits=2,%20grouping=True)%20%20or%20''" xlink:type="simple">7</text:a></text:p>
          </table:table-cell>
          <table:table-cell table:style-name="ce33" office:value-type="string">
            <text:p><text:a xlink:href="python://(a['total']==True)%20and%20formatLang(a['bal8']%20and%20a['bal8']%20*%20a.get('change_sign')%20or%200.0,%20digits=2,%20grouping=True)%20%20or%20''" xlink:type="simple">8</text:a></text:p>
          </table:table-cell>
          <table:table-cell table:style-name="ce12" office:value-type="string">
            <text:p><text:a xlink:href="python://(a['total']==True)%20and%20formatLang(a['bal9']%20and%20a['bal9']%20*%20a.get('change_sign')%20or%200.0,%20digits=2,%20grouping=True)%20%20or%20''" xlink:type="simple">9</text:a></text:p>
          </table:table-cell>
          <table:table-cell table:style-name="ce12" office:value-type="string">
            <text:p><text:a xlink:href="python://(a['total']==True)%20and%20formatLang(a['bal10']%20and%20a['bal10']%20*%20a.get('change_sign')%20or%200.0,%20digits=2,%20grouping=True)%20%20or%20''" xlink:type="simple">10</text:a></text:p>
          </table:table-cell>
          <table:table-cell table:style-name="ce12" office:value-type="string">
            <text:p><text:a xlink:href="python://(a['total']==True)%20and%20formatLang(a['bal11']%20and%20a['bal11']%20*%20a.get('change_sign')%20or%200.0,%20digits=2,%20grouping=True)%20%20or%20''" xlink:type="simple">11</text:a></text:p>
          </table:table-cell>
          <table:table-cell table:style-name="ce12" office:value-type="string">
            <text:p><text:a xlink:href="python://(a['total']==True)%20and%20formatLang(a['bal12']%20and%20a['bal12']%20*%20a.get('change_sign')%20or%200.0,%20digits=2,%20grouping=True)%20%20or%20''" xlink:type="simple">12</text:a></text:p>
          </table:table-cell>
          <table:table-cell table:style-name="ce33" office:value-type="string">
            <text:p><text:a xlink:href="python://(a['total']==True)%20and%20formatLang(a['bal13']%20and%20a['bal13']%20*%20a.get('change_sign')%20or%200.0,%20digits=2,%20grouping=True)%20%20or%20''" xlink:type="simple">ytd</text:a>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table:number-columns-spanned="16" table:number-rows-spanned="1">
            <text:p><text:a xlink:href="python:///for" xlink:type="simple">fin for</text:a></text:p>
          </table:table-cell>
          <table:covered-table-cell table:number-columns-repeated="10"/>
          <table:covered-table-cell table:number-columns-repeated="5" table:style-name="ce36"/>
          <table:table-cell table:style-name="ce36" table:number-columns-repeated="2"/>
        </table:table-row>
        <table:table-row table:style-name="ro4">
          <table:table-cell table:style-name="ce1"/>
          <table:table-cell table:style-name="ce7" table:number-columns-spanned="2" table:number-rows-spanned="1"/>
          <table:covered-table-cell table:style-name="ce10"/>
          <table:table-cell table:style-name="ce16"/>
          <table:table-cell table:style-name="ce20" table:number-columns-repeated="2"/>
          <table:table-cell table:style-name="ce26" table:number-columns-repeated="3"/>
          <table:table-cell table:style-name="ce34" table:number-columns-repeated="3"/>
          <table:table-cell table:number-columns-repeated="7"/>
        </table:table-row>
        <table:table-row table:style-name="ro2">
          <table:table-cell table:style-name="ce1"/>
          <table:table-cell table:style-name="ce5" table:number-columns-spanned="11" table:number-rows-spanned="1"/>
          <table:covered-table-cell table:number-columns-repeated="4" table:style-name="ce12"/>
          <table:covered-table-cell table:style-name="ce27"/>
          <table:covered-table-cell table:number-columns-repeated="2" table:style-name="ce30"/>
          <table:covered-table-cell table:number-columns-repeated="3"/>
          <table:table-cell table:style-name="ce37" table:number-columns-repeated="7"/>
        </table:table-row>
        <table:table-row table:style-name="ro2">
          <table:table-cell table:style-name="ce1"/>
          <table:table-cell table:number-columns-repeated="18"/>
        </table:table-row>
        <table:table-row table:style-name="ro7">
          <table:table-cell table:style-name="ce1"/>
          <table:table-cell table:number-columns-repeated="18"/>
        </table:table-row>
        <table:table-row table:style-name="ro2">
          <table:table-cell table:style-name="ce1" table:number-columns-repeated="5"/>
          <table:table-cell table:style-name="ce21"/>
          <table:table-cell table:style-name="ce28" table:number-columns-repeated="3"/>
          <table:table-cell table:number-columns-repeated="10"/>
        </table:table-row>
        <table:table-row table:style-name="ro2">
          <table:table-cell table:style-name="ce1" table:number-columns-repeated="5"/>
          <table:table-cell table:style-name="ce22" table:number-columns-spanned="4" table:number-rows-spanned="1"/>
          <table:covered-table-cell table:number-columns-repeated="3" table:style-name="ce29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/>
          <table:table-cell table:style-name="ce8" table:number-columns-spanned="8" table:number-rows-spanned="1"/>
          <table:covered-table-cell table:style-name="ce1"/>
          <table:covered-table-cell table:style-name="ce13"/>
          <table:covered-table-cell table:number-columns-repeated="4" table:style-name="ce1"/>
          <table:covered-table-cell table:style-name="ce31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8" table:number-columns-spanned="4" table:number-rows-spanned="1"/>
          <table:covered-table-cell table:style-name="ce8"/>
          <table:covered-table-cell table:number-columns-repeated="2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3" table:number-columns-spanned="4" table:number-rows-spanned="1"/>
          <table:covered-table-cell table:style-name="ce8"/>
          <table:covered-table-cell table:number-columns-repeated="2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8" table:number-columns-spanned="4" table:number-rows-spanned="1"/>
          <table:covered-table-cell table:style-name="ce8"/>
          <table:covered-table-cell table:number-columns-repeated="2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4" table:number-columns-spanned="3" table:number-rows-spanned="1"/>
          <table:covered-table-cell table:style-name="ce14"/>
          <table:covered-table-cell table:style-name="ce17"/>
          <table:table-cell table:style-name="ce23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4" table:number-columns-spanned="3" table:number-rows-spanned="1"/>
          <table:covered-table-cell table:style-name="ce14"/>
          <table:covered-table-cell table:style-name="ce17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4" table:number-columns-spanned="3" table:number-rows-spanned="1"/>
          <table:covered-table-cell table:style-name="ce14"/>
          <table:covered-table-cell table:style-name="ce17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14" table:number-columns-spanned="3" table:number-rows-spanned="1"/>
          <table:covered-table-cell table:number-columns-repeated="2" table:style-name="ce17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14" table:number-columns-spanned="3" table:number-rows-spanned="1"/>
          <table:covered-table-cell table:number-columns-repeated="2" table:style-name="ce17"/>
          <table:table-cell table:style-name="ce24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8" table:number-columns-spanned="4" table:number-rows-spanned="1"/>
          <table:covered-table-cell table:number-columns-repeated="3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2"/>
          <table:table-cell table:style-name="ce8" table:number-columns-spanned="4" table:number-rows-spanned="1"/>
          <table:covered-table-cell table:number-columns-repeated="3" table:style-name="ce1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9"/>
          <table:table-cell table:number-columns-repeated="10"/>
        </table:table-row>
        <table:table-row table:style-name="ro2">
          <table:table-cell table:style-name="ce2" table:number-columns-repeated="2"/>
          <table:table-cell table:style-name="ce15" table:number-columns-spanned="4" table:number-rows-spanned="1"/>
          <table:covered-table-cell table:number-columns-repeated="3" table:style-name="ce2"/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13"/>
        </table:table-row>
        <table:table-row table:style-name="ro2">
          <table: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7"/>
          <table:table-cell table:style-name="ce23"/>
          <table:table-cell table:number-columns-repeated="13"/>
        </table:table-row>
        <table:table-row table:style-name="ro2">
          <table: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7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7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14" table:number-columns-spanned="3" table:number-rows-spanned="1"/>
          <table:covered-table-cell table:number-columns-repeated="2" table:style-name="ce17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14" table:number-columns-spanned="3" table:number-rows-spanned="1"/>
          <table:covered-table-cell table:number-columns-repeated="2" table:style-name="ce17"/>
          <table:table-cell table:style-name="ce24"/>
          <table:table-cell table:number-columns-repeated="13"/>
        </table:table-row>
        <table:table-row table:style-name="ro2">
          <table:table-cell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13"/>
        </table:table-row>
        <table:table-row table:style-name="ro2" table:number-rows-repeated="104853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5106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5106P0"/>
    </number:currency-style>
    <number:currency-style style:name="N10109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109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109P0"/>
    </number:currency-style>
    <number:currency-style style:name="N15106P0" style:volatile="true" number:language="es" number:country="CL">
      <number:currency-symbol number:language="es" number:country="CL">$</number:currency-symbol>
      <number:number number:decimal-places="0" number:min-integer-digits="1" number:grouping="true"/>
    </number:currency-style>
    <number:currency-style style:name="N15106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5106P0"/>
    </number:currency-style>
    <number:number-style style:name="N15107" number:language="es" number:country="CL">
      <number:number number:decimal-places="3" number:min-integer-digits="1" number:grouping="true"/>
    </number:number-style>
    <number:number-style style:name="N15108" number:language="es" number:country="CL">
      <number:number number:decimal-places="0" number:min-integer-digits="4" number:grouping="true"/>
    </number:number-style>
    <number:number-style style:name="N15109" number:language="es" number:country="CL">
      <number:number number:decimal-places="0" number:min-integer-digits="0" number:grouping="true"/>
    </number:number-style>
    <number:number-style style:name="N15110P0" style:volatile="true" number:language="es" number:country="CL">
      <number:number number:decimal-places="0" number:min-integer-digits="0" number:grouping="true"/>
    </number:number-style>
    <number:number-style style:name="N15110" number:language="es" number:country="CL">
      <style:text-properties fo:color="#ff0000"/>
      <number:text>-</number:text>
      <number:number number:decimal-places="0" number:min-integer-digits="0" number:grouping="true"/>
      <style:map style:condition="value()&gt;=0" style:apply-style-name="N15110P0"/>
    </number:number-style>
    <number:currency-style style:name="N15112P0" style:volatile="true" number:language="es" number:country="CL">
      <number:currency-symbol number:language="es" number:country="CL">$</number:currency-symbol>
      <number:number number:decimal-places="3" number:min-integer-digits="1" number:grouping="true"/>
    </number:currency-style>
    <number:currency-style style:name="N15112" number:language="es" number:country="CL">
      <style:text-properties fo:color="#ff0000"/>
      <number:currency-symbol number:language="es" number:country="CL">$</number:currency-symbol>
      <number:text> -</number:text>
      <number:number number:decimal-places="3" number:min-integer-digits="1" number:grouping="true"/>
      <style:map style:condition="value()&gt;=0" style:apply-style-name="N15112P0"/>
    </number:currency-style>
    <number:number-style style:name="N15113" number:language="es" number:country="CL">
      <number:number number:decimal-places="3" number:min-integer-digits="1"/>
    </number:number-style>
    <number:number-style style:name="N15114P0" style:volatile="true" number:language="es" number:country="CL">
      <number:number number:decimal-places="0" number:min-integer-digits="1" number:grouping="true"/>
    </number:number-style>
    <number:number-style style:name="N15114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15114P0"/>
    </number:number-style>
    <number:number-style style:name="N20110" number:language="en" number:country="CA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15:37</meta:creation-date>
    <meta:generator>LibreOffice/3.5$Linux_x86 LibreOffice_project/350m1$Build-2</meta:generator>
    <meta:editing-duration>P2DT10H38M12S</meta:editing-duration>
    <meta:editing-cycles>103</meta:editing-cycles>
    <dc:date>2014-09-26T13:21:21</dc:date>
    <meta:document-statistic meta:table-count="3" meta:cell-count="33" meta:object-count="0"/>
  </office:meta>
</office:document-meta>
</file>